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700000282E36B132F0130BC19.png" manifest:media-type="image/png"/>
  <manifest:file-entry manifest:full-path="Pictures/10000201000003BA000001785A8DC0D399A5D24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3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text-style-name="P1" draw:layer="layout" svg:width="25.164cm" svg:height="16.987cm" svg:x="1.236cm" svg:y="3.013cm">
          <draw:image xlink:href="Pictures/10000201000003B700000282E36B132F0130BC19.png" xlink:type="simple" xlink:show="embed" xlink:actuate="onLoad">
            <text:p/>
          </draw:image>
        </draw:frame>
        <draw:frame draw:style-name="gr2" draw:text-style-name="P2" draw:layer="layout" svg:width="12.6cm" svg:height="1.778cm" svg:x="14.5cm" svg:y="0.622cm">
          <draw:text-box>
            <text:p>EMT_FunctionSpecification_Version1.0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draw:frame draw:style-name="gr1" draw:text-style-name="P1" draw:layer="layout" svg:width="25.243cm" svg:height="9.948cm" svg:x="1.5cm" svg:y="3.4cm">
          <draw:image xlink:href="Pictures/10000201000003BA000001785A8DC0D399A5D24B.png" xlink:type="simple" xlink:show="embed" xlink:actuate="onLoad">
            <text:p/>
          </draw:image>
        </draw:frame>
        <draw:frame draw:style-name="gr2" draw:text-style-name="P2" draw:layer="layout" svg:width="12.6cm" svg:height="1.778cm" svg:x="14.6cm" svg:y="0.622cm">
          <draw:text-box>
            <text:p>EMT_FunctionSpecification_Version1.0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1" svg:font-family="바탕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바탕" fo:font-size="24pt" fo:language="en" fo:country="US" style:font-name-asian="바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44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2T15:49:40.385000000</meta:creation-date>
    <dc:date>2016-05-02T17:12:43.388000000</dc:date>
    <meta:editing-duration>PT5M42S</meta:editing-duration>
    <meta:editing-cycles>4</meta:editing-cycles>
    <meta:generator>LibreOffice/5.0.5.2$Windows_x86 LibreOffice_project/55b006a02d247b5f7215fc6ea0fde844b30035b3</meta:generator>
    <meta:document-statistic meta:object-count="29"/>
  </office:meta>
</office:document-meta>
</file>